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.5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5.84mm" svg:height="132.99mm" svg:x="109.2mm" svg:y="9.8mm">
            <draw:object draw:notify-on-update-of-ranges="Sheet1.A1:Sheet1.A1 Sheet1.A2:Sheet1.A25 Sheet1.B1:Sheet1.B1 Sheet1.B2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MLA</text:p>
          </table:table-cell>
          <table:table-cell table:style-name="ce1" office:value-type="string" calcext:value-type="string">
            <text:p>VOTE</text:p>
          </table:table-cell>
          <table:table-cell/>
        </table:table-row>
        <table:table-row table:style-name="ro2">
          <table:table-cell office:value-type="string" calcext:value-type="string">
            <text:p>AMZATH BASHA SHAIK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3" office:value-type="string" calcext:value-type="string">
            <text:p>ADIMULAPU SUR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BOTSA SATYANARAYANA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2">
          <table:table-cell office:value-type="string" calcext:value-type="string">
            <text:p>BUDI MUTYALA NAIDU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BUGGANA RAJENDRANATH REDD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CHELLUBOINA VENU GOPALA KRISHNA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RAMALINGESWARA RAO DADISETTI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HARMANA PRASADA RA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GUDIVADA AMARNAT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GAMMUR JAYAR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JOGI RAME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AKANI GOVARDHAN REDD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office:value-type="string" calcext:value-type="string">
            <text:p>SRI KARUMURI VENKATA NAGESWARA RA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OTTU SATYANARAYA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ERUGU NAGARJU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NARAYANA SWAM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6">
          <table:table-cell office:value-type="string" calcext:value-type="string">
            <text:p>PEDDIREDDY RAMACHANDRA REDDY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EEDIKA RAJANNA DOR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PINIPE VISVARU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ROJ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EDIRI APPALARAJ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TANETI VANITH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USHASHRI CHARA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VIDALA RAJINI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3T16:51:14.423456599</meta:creation-date>
    <dc:date>2023-08-13T17:02:02.029293608</dc:date>
    <meta:editing-duration>PT10M48S</meta:editing-duration>
    <meta:editing-cycles>2</meta:editing-cycles>
    <meta:generator>LibreOffice/6.0.7.3$Linux_X86_64 LibreOffice_project/00m0$Build-3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85cm" svg:height="13.3cm" xlink:href=".." xlink:type="simple" chart:class="chart:bar" chart:style-name="ch1">
        <chart:legend chart:legend-position="end" svg:x="20.877cm" svg:y="6.351cm" style:legend-expansion="high" chart:style-name="ch2"/>
        <chart:plot-area chart:style-name="ch3" table:cell-range-address="Sheet1.A1:Sheet1.B25" chart:data-source-has-labels="both" svg:x="0.451cm" svg:y="0.266cm" svg:width="19.975cm" svg:height="12.768cm">
          <chartooo:coordinate-region svg:x="2.41cm" svg:y="0.266cm" svg:width="17.475cm" svg:height="6.763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ZATH BASHA SHAIK</text:p>
                <draw:g>
                  <svg:desc>Sheet1.A2:Sheet1.A25</svg:desc>
                </draw:g>
              </table:table-cell>
              <table:table-cell office:value-type="float" office:value="20">
                <text:p>20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ADIMULAPU SURE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OTSA SATYANARAY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UDI MUTYALA NAIDU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UGGANA RAJENDRANATH RED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ELLUBOINA VENU GOPALA KRISHN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AMALINGESWARA RAO DADISETTI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HARMANA PRASADA R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UDIVADA AMARNAT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MMUR JAYARA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GI RAMES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AKANI GOVARDHAN REDD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RI KARUMURI VENKATA NAGESWARA RA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OTTU SATYANARAYA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RUGU NAGARJUN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ARAYANA SWAM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DDIREDDY RAMACHANDRA REDDY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EDIKA RAJANNA DOR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INIPE VISVARU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J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DIRI APPALARAJ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ANETI VANITH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HASHRI CHAR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DALA RAJINI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